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020000000204B249CA79A42C6D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Mono" svg:font-family="'Liberation Mono', 'Courier New'" style:font-family-generic="modern" style:font-pitch="fixed"/>
    <style:font-face style:name="Arial1" svg:font-family="Arial"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fo:min-height="6.75cm"/>
    </style:style>
    <style:style style:name="pr3" style:family="presentation" style:parent-style-name="file_3a__2f__2f__2f_tmp_2f_Alizarin.otp1-notes">
      <style:graphic-properties draw:fill-color="#ffffff"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notes">
      <style:graphic-properties draw:fill-color="#ffffff" fo:min-height="13.364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text-properties fo:font-size="14pt" fo:font-weight="bold" style:font-size-asian="14pt" style:font-weight-asian="bold" style:font-size-complex="14pt" style:font-weight-complex="bold"/>
    </style:style>
    <style:style style:name="P4" style:family="paragraph">
      <style:text-properties fo:font-size="12pt" style:font-size-complex="12pt"/>
    </style:style>
    <style:style style:name="T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Antidote benchmark using YCSB</text:p>
          </draw:text-box>
        </draw:frame>
        <draw:frame presentation:style-name="pr2"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Outline</text:p>
          </draw:text-box>
        </draw:frame>
        <draw:frame presentation:style-name="pr5" draw:layer="layout" svg:width="25.5cm" svg:height="13cm" svg:x="1cm" svg:y="5.5cm" presentation:class="outline">
          <draw:text-box>
            <text:list text:style-name="L2">
              <text:list-item>
                <text:p>1. Docker connecting to Antidote client</text:p>
              </text:list-item>
              <text:list-item>
                <text:p>2. Antidote client wrapper</text:p>
              </text:list-item>
              <text:list-item>
                <text:p>3. Running benchmark using YCSB</text:p>
              </text:list-item>
              <text:list-item>
                <text:p>4. Realization of the results</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Docker connecting to Antidote client</text:p>
          </draw:text-box>
        </draw:frame>
        <draw:frame presentation:style-name="pr5" draw:layer="layout" svg:width="25.5cm" svg:height="13cm" svg:x="1cm" svg:y="5.5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ntidote client wrapper</text:p>
          </draw:text-box>
        </draw:frame>
        <draw:frame presentation:style-name="pr5" draw:layer="layout" svg:width="25.5cm" svg:height="13cm" svg:x="1cm" svg:y="5.5cm" presentation:class="outline" presentation:user-transformed="true">
          <draw:text-box>
            <text:list text:style-name="L2">
              <text:list-item>
                <text:p>Antidote client wrapper is used to connect to the database(with the help of docker) and DB interface layer in YCSB.</text:p>
              </text:list-item>
              <text:list-item>
                <text:p>Since the YCSB operation is different from the antidote datatypes. It helps to bridge between the Antidote datatypes and basic operations available in YCSB and provide necessary input to perform the operation in the YCSB. </text:p>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Running benchmark using YCSB</text:p>
          </draw:text-box>
        </draw:frame>
        <draw:frame presentation:style-name="pr5" draw:layer="layout" svg:width="25.5cm" svg:height="13cm" svg:x="1cm" svg:y="5.5cm" presentation:class="outline" presentation:user-transformed="true">
          <draw:text-box>
            <text:list text:style-name="L2">
              <text:list-item>
                <text:p>What is YCSB?</text:p>
              </text:list-item>
            </text:list>
            <text:p text:style-name="P3"><text:span text:style-name="T1">YCSB – Yahoo! Cloud Serving Benchmark</text:span></text:p>
            <text:p text:style-name="P4"><text:span text:style-name="T1">YCSB is a framework for bench-marking systems. The primary goal of YCSB is to develop framework and common set of workloads to evaluate the different ‘Key – value’ and ‘Could’ serving stores.</text:span></text:p>
            <text:p text:style-name="P4"><text:span text:style-name="T1">YCSB mainly benchmarks the throughput and latency of the database operation.</text:span></text:p>
            <text:p text:style-name="P4"><text:span text:style-name="T1">We have to create the DB interface layer to add any new database. This interface layer will have few operations(Insert, delete, update,scan) available in YCSB.</text:span></text:p>
            <text:p text:style-name="P4"><text:span text:style-name="T1"/></text:p>
            <text:p text:style-name="P4"><text:span text:style-name="T1"/></text:p>
            <text:p text:style-name="P4"><text:span text:style-name="T1"/></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Contiuned..</text:p>
          </draw:text-box>
        </draw:frame>
        <draw:frame presentation:style-name="pr5" draw:layer="layout" svg:width="25.5cm" svg:height="13cm" svg:x="1cm" svg:y="5.5cm" presentation:class="outline" presentation:user-transformed="true">
          <draw:text-box>
            <text:list text:style-name="L2">
              <text:list-header>
                <text:p><text:span text:style-name="T1">YCSB helps to benchmark the database using workloads. There are six different core workload available in YCSB. Also we can create customized workload to run benchmark. Below are the few workload properties:</text:span></text:p>
              </text:list-header>
              <text:list-item>
                <text:p><text:span text:style-name="T1">readproportion, updateproportion,maxscanlength,exportfile,etc.,</text:span></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Realization of the results</text:p>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Mono" svg:font-family="'Liberation Mono', 'Courier New'" style:font-family-generic="modern" style:font-pitch="fixed"/>
    <style:font-face style:name="Arial1" svg:font-family="Arial"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Arial1" style:font-family-asian="Ari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Arial" style:font-family-asian="Arial" style:font-family-generic-asian="swiss"/>
    </style:style>
    <style:style style:name="Caption" style:family="graphic">
      <style:paragraph-properties fo:margin-top="0.374cm" fo:margin-bottom="0.374cm" style:text-autospace="none"/>
      <style:text-properties fo:font-style="italic" style:font-name-asian="Arial"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3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1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1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3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1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1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cm" fo:min-width="27cm"/>
    </style:style>
    <style:style style:name="Mpr2" style:family="presentation" style:parent-style-name="file_3a__2f__2f__2f_tmp_2f_Alizarin.otp-backgroundobjects">
      <style:graphic-properties draw:stroke="none" draw:fill="solid" draw:fill-color="#e74c3c" draw:textarea-vertical-align="middle" draw:auto-grow-height="false" fo:min-height="1.5cm" fo:min-width="7cm"/>
    </style:style>
    <style:style style:name="Mpr3" style:family="presentation" style:parent-style-name="file_3a__2f__2f__2f_tmp_2f_Alizarin.otp-backgroundobjects">
      <style:graphic-properties draw:stroke="none" draw:fill="solid" draw:fill-color="#bdc3c7" draw:textarea-vertical-align="middle" draw:auto-grow-height="false" fo:min-height="1.5cm" fo:min-width="18cm"/>
    </style:style>
    <style:style style:name="Mpr4"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5" style:family="presentation" style:parent-style-name="file_3a__2f__2f__2f_tmp_2f_Alizarin.otp-backgroundobjects">
      <style:graphic-properties draw:auto-grow-height="false" fo:min-height="1.449cm"/>
    </style:style>
    <style:style style:name="Mpr6"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7"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8" style:family="presentation" style:parent-style-name="file_3a__2f__2f__2f_tmp_2f_Alizarin.otp-backgroundobjects">
      <style:graphic-properties draw:stroke="none" draw:fill="none" draw:fill-color="#ffffff" draw:auto-grow-height="false" fo:min-height="1.485cm"/>
    </style:style>
    <style:style style:name="Mpr9"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0"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1"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2" style:family="presentation" style:parent-style-name="file_3a__2f__2f__2f_tmp_2f_Alizarin.otp1-backgroundobjects">
      <style:graphic-properties draw:stroke="none" draw:fill="none" draw:auto-grow-height="false" fo:min-height="1.501cm"/>
    </style:style>
    <style:style style:name="Mpr13" style:family="presentation" style:parent-style-name="file_3a__2f__2f__2f_tmp_2f_Alizarin.otp1-backgroundobjects">
      <style:graphic-properties draw:stroke="none" draw:fill="none" draw:fill-color="#ffffff" draw:auto-grow-height="false" fo:min-height="1.485cm"/>
    </style:style>
    <style:style style:name="Mpr14"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file_3a__2f__2f__2f_tmp_2f_Alizarin.otp-title" draw:layer="backgroundobjects" svg:width="26cm" svg:height="2.5cm" svg:x="1cm" svg:y="1cm" presentation:class="title" presentation:placeholder="true">
        <draw:text-box/>
      </draw:frame>
      <draw:frame presentation:style-name="file_3a__2f__2f__2f_tmp_2f_Alizarin.otp-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le_3a__2f__2f__2f_tmp_2f_Alizarin.otp1" style:display-name="file:///tmp/Alizarin.otp1"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file_3a__2f__2f__2f_tmp_2f_Alizarin.otp1-title" draw:layer="backgroundobjects" svg:width="26cm" svg:height="2.5cm" svg:x="1cm" svg:y="9.25cm" presentation:class="title" presentation:placeholder="true">
        <draw:text-box/>
      </draw:frame>
      <draw:frame presentation:style-name="file_3a__2f__2f__2f_tmp_2f_Alizarin.otp1-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1T12:57:55.753000000</meta:creation-date>
    <meta:editing-duration>PT1H4M35S</meta:editing-duration>
    <meta:editing-cycles>2</meta:editing-cycles>
    <meta:generator>LibreOffice/5.3.3.2$Windows_x86 LibreOffice_project/3d9a8b4b4e538a85e0782bd6c2d430bafe583448</meta:generator>
    <dc:date>2018-03-01T15:15:35.439000000</dc:date>
    <meta:document-statistic meta:object-count="6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